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212cm" fo:margin-bottom="0cm" fo:line-height="150%" fo:text-align="center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top="0.212cm" fo:margin-bottom="0cm" fo:line-height="150%"/>
      <style:text-properties fo:font-size="14pt" style:font-size-asian="14pt" style:font-size-complex="14pt"/>
    </style:style>
    <style:style style:name="P3" style:family="paragraph" style:parent-style-name="Standard" style:list-style-name="WW8Num2">
      <style:paragraph-properties fo:margin-top="0.212cm" fo:margin-bottom="0cm" fo:line-height="150%"/>
    </style:style>
    <style:style style:name="P4" style:family="paragraph" style:parent-style-name="Standard">
      <style:paragraph-properties fo:margin-left="1.249cm" fo:margin-right="0cm" fo:margin-top="0.212cm" fo:margin-bottom="0cm" fo:line-height="150%" fo:text-indent="0cm" style:auto-text-indent="false"/>
      <style:text-properties fo:font-size="14pt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 (funzioni di testo)</text:p>
      <text:p text:style-name="P2"/>
      <text:list text:style-name="WW8Num2">
        <text:list-item>
          <text:p text:style-name="P3"><text:span text:style-name="T1">Aprire</text:span><text:span text:style-name="T2"> il file </text:span><text:span text:style-name="T3">clienti</text:span><text:span text:style-name="T2">.</text:span></text:p>
        </text:list-item>
        <text:list-item>
          <text:p text:style-name="P3"><text:span text:style-name="T1">Utilizzare</text:span><text:span text:style-name="T2"> delle funzioni di testo per:</text:span></text:p>
          <text:list>
            <text:list-item>
              <text:p text:style-name="P3"><text:span text:style-name="T1">mettere</text:span><text:span text:style-name="T2"> in colonne separate </text:span><text:span text:style-name="T3">Cognome</text:span><text:span text:style-name="T2"> e </text:span><text:span text:style-name="T3">Nome</text:span><text:span text:style-name="T2">;</text:span></text:p>
            </text:list-item>
            <text:list-item>
              <text:p text:style-name="P3"><text:span text:style-name="T2">a partire dalle colonne create nel punto </text:span><text:span text:style-name="T4">a</text:span><text:span text:style-name="T2"> </text:span><text:span text:style-name="T1">creare</text:span><text:span text:style-name="T2"> una nuova colonna in cui si uniscono nuovamente </text:span><text:span text:style-name="T3">Cognome</text:span><text:span text:style-name="T2"> e </text:span><text:span text:style-name="T3">Nome</text:span><text:span text:style-name="T2">.</text:span></text:p>
            </text:list-item>
          </text:list>
        </text:list-item>
        <text:list-item>
          <text:p text:style-name="P3"><text:span text:style-name="T1">Utilizzare</text:span><text:span text:style-name="T2"> la funzione </text:span><text:span text:style-name="T4">Incolla speciale</text:span><text:span text:style-name="T2"> per avere solo i </text:span><text:span text:style-name="T3">Valori</text:span><text:span text:style-name="T2"> nelle celle.</text:span></text:p>
        </text:list-item>
        <text:list-item>
          <text:p text:style-name="P3"><text:span text:style-name="T1">Confrontare</text:span><text:span text:style-name="T2"> il contenuto delle celle nella colonna create nel punto </text:span><text:span text:style-name="T4">2b</text:span><text:span text:style-name="T2"> e la colonna originale </text:span><text:span text:style-name="T4">A</text:span><text:span text:style-name="T2">. </text:span><text:span text:style-name="T1">Correggere</text:span><text:span text:style-name="T2"> manualmente i dati nelle celle che non corrispondono.</text:span></text:p>
        </text:list-item>
        <text:list-item>
          <text:p text:style-name="P3"><text:span text:style-name="T1">Creare</text:span><text:span text:style-name="T2"> una nuova colonna e </text:span><text:span text:style-name="T1">chiamarla</text:span><text:span text:style-name="T2"> “</text:span><text:span text:style-name="T3">Titolo</text:span><text:span text:style-name="T2">” in modo da avere “</text:span><text:span text:style-name="T3">Gentile</text:span><text:span text:style-name="T2">” se si tratta di una femmina e “</text:span><text:span text:style-name="T3">Egregio</text:span><text:span text:style-name="T2">” se si tratta di un maschio.</text:span></text:p>
        </text:list-item>
        <text:list-item>
          <text:p text:style-name="P3"><text:span text:style-name="T1">Inserire</text:span><text:span text:style-name="T2"> un’ultima colonna in cui ottenere, per le prime due righe, i seguenti valori:</text:span></text:p>
        </text:list-item>
      </text:list>
      <text:p text:style-name="P2"/>
      <text:p text:style-name="P4">Gentile Maggi Silvia, la Sua data di iscrizione è il giorno 6 gennaio 2005.</text:p>
      <text:p text:style-name="P4">Gentile Schirato Marina, la Sua data di iscrizione è il giorno 28 marzo 2005.</text:p>
      <text:p text:style-name="P2"/>
      <text:list text:style-name="WW8Num2" text:continue-numbering="true">
        <text:list-item>
          <text:p text:style-name="P3"><text:span text:style-name="T1">Esportare</text:span><text:span text:style-name="T2"> il foglio come CSV. </text:span><text:span text:style-name="T1">Aprire</text:span><text:span text:style-name="T2"> questo file con il Blocco No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(funzioni di testo)</dc:title>
    <meta:initial-creator>Marco</meta:initial-creator>
    <meta:creation-date>2006-07-13T15:53:00</meta:creation-date>
    <dc:creator>Marco</dc:creator>
    <dc:date>2006-07-13T15:53:00</dc: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58" meta:character-count="930"/>
  </office:meta>
</office:document-meta>
</file>